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5.299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gital_wa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Stoc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+2.5V_RE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+4.096V_RE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1k / 0.1%</text:p>
          </table:table-cell>
          <table:table-cell office:value-type="string" calcext:value-type="string">
            <text:p>https://www.vishay.com/docs/28770/acasat.pdf</text:p>
          </table:table-cell>
          <table:table-cell office:value-type="string" calcext:value-type="string">
            <text:p>Resistor_SMD:R_Array_Concave_4x06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Atlas Surveyor</text:p>
          </table:table-cell>
          <table:table-cell/>
          <table:table-cell office:value-type="string" calcext:value-type="string">
            <text:p>Connector_PinSocket_2.54mm:PinSocket_1x03_P2.54mm_Vertic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alibration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HT20</text:p>
          </table:table-cell>
          <table:table-cell office:value-type="string" calcext:value-type="string">
            <text:p>https://www.adafruit.com/product/5183</text:p>
          </table:table-cell>
          <table:table-cell office:value-type="string" calcext:value-type="string">
            <text:p>Connector_PinSocket_2.54mm:PinSocket_1x04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SDA5V3SC5</text:p>
          </table:table-cell>
          <table:table-cell office:value-type="string" calcext:value-type="string">
            <text:p>https://www.st.com/resource/en/datasheet/esda5v3sc6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SDA5V3SC5</text:p>
          </table:table-cell>
          <table:table-cell office:value-type="string" calcext:value-type="string">
            <text:p>https://www.st.com/resource/en/datasheet/esda5v3sc6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ESP_Onl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3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ESP32 [L]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20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ESP32 [R]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20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EZO Carrier Boar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2C_EXPANSI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24C02-FMN</text:p>
          </table:table-cell>
          <table:table-cell office:value-type="string" calcext:value-type="string">
            <text:p>http://www.st.com/content/ccc/resource/technical/document/datasheet/b0/d8/50/40/5a/85/49/6f/DM00071904.pdf/files/DM00071904.pdf/jcr:content/translations/en.DM00071904.pdf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http://ww1.microchip.com/downloads/en/DeviceDoc/21298c.pdf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ORP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H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T-100_TEMP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http://www.ti.com/lit/ds/symlink/ref3033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REF3040</text:p>
          </table:table-cell>
          <table:table-cell office:value-type="string" calcext:value-type="string">
            <text:p>http://www.ti.com/lit/ds/symlink/ref3033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RPi Zero 2 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2x20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Pi_Onl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7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7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PI_EXPANSI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LV4387</text:p>
          </table:table-cell>
          <table:table-cell office:value-type="string" calcext:value-type="string">
            <text:p>https://www.ti.com/lit/ds/symlink/tlv2387.pdf?ts=1748539346733&amp;ref_url=https%253A%252F%252Fwww.ti.com%252Fproduct%252FTLV2387</text:p>
          </table:table-cell>
          <table:table-cell office:value-type="string" calcext:value-type="string">
            <text:p>Package_SO:TSSOP-14_4.4x5mm_P0.65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PS22929D</text:p>
          </table:table-cell>
          <table:table-cell office:value-type="string" calcext:value-type="string">
            <text:p>http://www.ti.com/lit/ds/symlink/tps22929d.pdf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urbidity TSW-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3_P2.54mm_Vertical_SMD_Pin1Le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VS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digital_waters.A1:digital_waters.F10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2T10:17:23.102667395</dc:date>
    <meta:editing-duration>PT3M57S</meta:editing-duration>
    <meta:editing-cycles>3</meta:editing-cycles>
    <meta:generator>LibreOffice/7.3.7.2$Linux_X86_64 LibreOffice_project/30$Build-2</meta:generator>
    <meta:document-statistic meta:table-count="1" meta:cell-count="505" meta:object-count="0"/>
  </office:meta>
</office:document-meta>
</file>